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loext:graphic-properties draw:fill-gradient-name="gradient" draw:fill-hatch-name="hatch"/>
      <style:paragraph-properties fo:margin-top="0.109cm" fo:margin-bottom="0.109cm" style:contextual-spacing="false" fo:line-height="115%"/>
      <style:text-properties officeooo:paragraph-rsid="0035f4e3"/>
    </style:style>
    <style:style style:name="P2" style:family="paragraph" style:parent-style-name="Heading_20_3">
      <loext:graphic-properties draw:fill-gradient-name="gradient" draw:fill-hatch-name="hatch"/>
      <style:paragraph-properties fo:margin-top="0.109cm" fo:margin-bottom="0.109cm" style:contextual-spacing="false" fo:line-height="115%"/>
    </style:style>
    <style:style style:name="P3" style:family="paragraph" style:parent-style-name="Heading_20_3">
      <style:text-properties officeooo:paragraph-rsid="00393ddd"/>
    </style:style>
    <style:style style:name="P4" style:family="paragraph" style:parent-style-name="Heading_20_3">
      <style:text-properties style:font-name="Liberation Sans1" fo:font-size="14pt" fo:font-weight="bold" style:font-name-asian="Noto Sans CJK SC" style:font-size-asian="14pt" style:font-weight-asian="bold" style:font-name-complex="FreeSans1" style:font-size-complex="14pt" style:font-weight-complex="bold"/>
    </style:style>
    <style:style style:name="P5" style:family="paragraph" style:parent-style-name="Heading_20_3">
      <style:text-properties style:font-name="Liberation Sans1" fo:font-size="18pt" fo:font-weight="bold" style:font-name-asian="Noto Sans CJK SC" style:font-size-asian="18pt" style:font-weight-asian="bold" style:font-name-complex="FreeSans1" style:font-size-complex="18pt" style:font-weight-complex="bold"/>
    </style:style>
    <style:style style:name="P6" style:family="paragraph" style:parent-style-name="Heading_20_3">
      <style:text-properties officeooo:paragraph-rsid="003d0414"/>
    </style:style>
    <style:style style:name="P7" style:family="paragraph" style:parent-style-name="Heading_20_3">
      <style:text-properties officeooo:paragraph-rsid="0041e11f"/>
    </style:style>
    <style:style style:name="P8" style:family="paragraph" style:parent-style-name="Heading_20_3">
      <style:text-properties officeooo:rsid="00507215" officeooo:paragraph-rsid="00507215"/>
    </style:style>
    <style:style style:name="P9" style:family="paragraph" style:parent-style-name="Standard" style:list-style-name="L6">
      <loext:graphic-properties draw:fill="solid" draw:fill-color="#2b2b2b" draw:fill-gradient-name="gradient" draw:fill-hatch-name="hatch" draw:opacity="0%"/>
      <style:paragraph-properties fo:margin-top="0.109cm" fo:margin-bottom="0.109cm" style:contextual-spacing="false" fo:line-height="115%" fo:background-color="#2b2b2b" fo:padding="0cm" fo:border="none" style:shadow="none"/>
      <style:text-properties officeooo:rsid="001ba086" officeooo:paragraph-rsid="0032132d"/>
    </style:style>
    <style:style style:name="P10" style:family="paragraph" style:parent-style-name="Standard">
      <loext:graphic-properties draw:fill="solid" draw:fill-color="#2b2b2b" draw:fill-gradient-name="gradient" draw:fill-hatch-name="hatch" draw:opacity="0%"/>
      <style:paragraph-properties fo:margin-top="0.109cm" fo:margin-bottom="0.109cm" style:contextual-spacing="false" fo:line-height="115%" fo:background-color="#2b2b2b" fo:padding="0cm" fo:border="none" style:shadow="none"/>
      <style:text-properties officeooo:rsid="001e009d" officeooo:paragraph-rsid="00347840"/>
    </style:style>
    <style:style style:name="P11" style:family="paragraph" style:parent-style-name="Standard">
      <loext:graphic-properties draw:fill="solid" draw:fill-color="#2b2b2b" draw:fill-gradient-name="gradient" draw:fill-hatch-name="hatch" draw:opacity="0%"/>
      <style:paragraph-properties fo:margin-top="0.109cm" fo:margin-bottom="0.109cm" style:contextual-spacing="false" fo:line-height="115%" fo:background-color="#2b2b2b" fo:padding="0cm" fo:border="none" style:shadow="none"/>
      <style:text-properties officeooo:rsid="001e009d" officeooo:paragraph-rsid="00389b0a"/>
    </style:style>
    <style:style style:name="P12" style:family="paragraph" style:parent-style-name="Standard">
      <loext:graphic-properties draw:fill="solid" draw:fill-color="#2b2b2b" draw:fill-gradient-name="gradient" draw:fill-hatch-name="hatch" draw:opacity="0%"/>
      <style:paragraph-properties fo:margin-top="0.109cm" fo:margin-bottom="0.109cm" style:contextual-spacing="false" fo:line-height="115%" fo:background-color="#2b2b2b" fo:padding="0cm" fo:border="none" style:shadow="none" style:writing-mode="lr-tb"/>
      <style:text-properties officeooo:rsid="001e009d" officeooo:paragraph-rsid="0043ab94"/>
    </style:style>
    <style:style style:name="P13" style:family="paragraph" style:parent-style-name="Standard">
      <loext:graphic-properties draw:fill="solid" draw:fill-color="#2b2b2b" draw:fill-gradient-name="gradient" draw:fill-hatch-name="hatch" draw:opacity="0%"/>
      <style:paragraph-properties fo:margin-top="0.109cm" fo:margin-bottom="0.109cm" style:contextual-spacing="false" fo:line-height="115%" fo:background-color="#2b2b2b" fo:padding="0cm" fo:border="none" style:shadow="none" style:writing-mode="lr-tb"/>
      <style:text-properties officeooo:rsid="001e009d" officeooo:paragraph-rsid="0048d591"/>
    </style:style>
    <style:style style:name="P14" style:family="paragraph" style:parent-style-name="Standard">
      <loext:graphic-properties draw:fill-gradient-name="gradient" draw:fill-hatch-name="hatch"/>
      <style:paragraph-properties fo:margin-top="0.109cm" fo:margin-bottom="0.109cm" style:contextual-spacing="false" fo:line-height="115%"/>
      <style:text-properties fo:font-weight="bold" officeooo:rsid="002c41c6" officeooo:paragraph-rsid="003d0414" style:font-weight-asian="bold" style:font-weight-complex="bold"/>
    </style:style>
    <style:style style:name="P15" style:family="paragraph" style:parent-style-name="Standard">
      <loext:graphic-properties draw:fill-gradient-name="gradient" draw:fill-hatch-name="hatch"/>
      <style:paragraph-properties fo:margin-top="0.109cm" fo:margin-bottom="0.109cm" style:contextual-spacing="false" fo:line-height="115%"/>
      <style:text-properties officeooo:rsid="002c41c6" officeooo:paragraph-rsid="0048d591"/>
    </style:style>
    <style:style style:name="P16" style:family="paragraph" style:parent-style-name="Standard">
      <loext:graphic-properties draw:fill="solid" draw:fill-color="#2b2b2b" draw:fill-gradient-name="gradient" draw:fill-hatch-name="hatch" draw:opacity="0%"/>
      <style:paragraph-properties fo:margin-top="0.109cm" fo:margin-bottom="0.109cm" style:contextual-spacing="false" fo:line-height="115%" fo:background-color="#2b2b2b" fo:padding="0cm" fo:border="none" style:shadow="none"/>
      <style:text-properties fo:font-style="normal" officeooo:rsid="002e44f2" officeooo:paragraph-rsid="00393ddd" style:font-style-asian="normal" style:font-style-complex="normal"/>
    </style:style>
    <style:style style:name="P17" style:family="paragraph" style:parent-style-name="Standard">
      <loext:graphic-properties draw:fill="solid" draw:fill-color="#2b2b2b" draw:fill-gradient-name="gradient" draw:fill-hatch-name="hatch" draw:opacity="0%"/>
      <style:paragraph-properties fo:margin-top="0.109cm" fo:margin-bottom="0.109cm" style:contextual-spacing="false" fo:line-height="115%" fo:background-color="#2b2b2b" fo:padding="0cm" fo:border="none" style:shadow="none" style:writing-mode="lr-tb"/>
      <style:text-properties fo:font-style="normal" officeooo:rsid="001e009d" officeooo:paragraph-rsid="00347840" style:font-style-asian="normal" style:font-style-complex="normal"/>
    </style:style>
    <style:style style:name="P18" style:family="paragraph" style:parent-style-name="Standard">
      <loext:graphic-properties draw:fill="solid" draw:fill-color="#2b2b2b" draw:fill-gradient-name="gradient" draw:fill-hatch-name="hatch" draw:opacity="0%"/>
      <style:paragraph-properties fo:margin-top="0.109cm" fo:margin-bottom="0.109cm" style:contextual-spacing="false" fo:line-height="115%" fo:background-color="#2b2b2b" fo:padding="0cm" fo:border="none" style:shadow="none" style:writing-mode="lr-tb"/>
      <style:text-properties fo:font-style="normal" officeooo:rsid="001e009d" officeooo:paragraph-rsid="00393ddd" style:font-style-asian="normal" style:font-style-complex="normal"/>
    </style:style>
    <style:style style:name="P19" style:family="paragraph" style:parent-style-name="Standard">
      <loext:graphic-properties draw:fill="solid" draw:fill-color="#2b2b2b" draw:fill-gradient-name="gradient" draw:fill-hatch-name="hatch" draw:opacity="0%"/>
      <style:paragraph-properties fo:margin-top="0.109cm" fo:margin-bottom="0.109cm" style:contextual-spacing="false" fo:line-height="115%" fo:background-color="#2b2b2b" fo:padding="0cm" fo:border="none" style:shadow="none" style:writing-mode="lr-tb"/>
      <style:text-properties fo:font-style="normal" officeooo:rsid="001e009d" officeooo:paragraph-rsid="003d0414" style:font-style-asian="normal" style:font-style-complex="normal"/>
    </style:style>
    <style:style style:name="P20" style:family="paragraph" style:parent-style-name="Standard">
      <loext:graphic-properties draw:fill="solid" draw:fill-color="#2b2b2b" draw:fill-gradient-name="gradient" draw:fill-hatch-name="hatch" draw:opacity="0%"/>
      <style:paragraph-properties fo:margin-top="0.109cm" fo:margin-bottom="0.109cm" style:contextual-spacing="false" fo:line-height="115%" fo:background-color="#2b2b2b" fo:padding="0cm" fo:border="none" style:shadow="none" style:writing-mode="lr-tb"/>
      <style:text-properties fo:font-style="normal" officeooo:rsid="001e009d" officeooo:paragraph-rsid="0041e11f" style:font-style-asian="normal" style:font-style-complex="normal"/>
    </style:style>
    <style:style style:name="P21" style:family="paragraph" style:parent-style-name="Standard">
      <loext:graphic-properties draw:fill="solid" draw:fill-color="#2b2b2b" draw:fill-gradient-name="gradient" draw:fill-hatch-name="hatch" draw:opacity="0%"/>
      <style:paragraph-properties fo:margin-top="0.109cm" fo:margin-bottom="0.109cm" style:contextual-spacing="false" fo:line-height="115%" fo:background-color="#2b2b2b" fo:padding="0cm" fo:border="none" style:shadow="none"/>
      <style:text-properties fo:font-style="normal" officeooo:rsid="002ecec3" officeooo:paragraph-rsid="0032132d" style:font-style-asian="normal" style:font-style-complex="normal"/>
    </style:style>
    <style:style style:name="P22" style:family="paragraph" style:parent-style-name="Standard">
      <loext:graphic-properties draw:fill="solid" draw:fill-color="#2b2b2b" draw:fill-gradient-name="gradient" draw:fill-hatch-name="hatch" draw:opacity="0%"/>
      <style:paragraph-properties fo:margin-top="0.109cm" fo:margin-bottom="0.109cm" style:contextual-spacing="false" fo:line-height="115%" fo:background-color="#2b2b2b" fo:padding="0cm" fo:border="none" style:shadow="none" style:writing-mode="lr-tb"/>
      <style:text-properties fo:font-style="normal" officeooo:rsid="003b45af" officeooo:paragraph-rsid="003b45af" style:font-style-asian="normal" style:font-style-complex="normal"/>
    </style:style>
    <style:style style:name="P23" style:family="paragraph" style:parent-style-name="Standard">
      <loext:graphic-properties draw:fill-gradient-name="gradient" draw:fill-hatch-name="hatch"/>
      <style:paragraph-properties fo:margin-top="0.109cm" fo:margin-bottom="0.109cm" style:contextual-spacing="false" fo:line-height="115%"/>
      <style:text-properties officeooo:paragraph-rsid="0032132d"/>
    </style:style>
    <style:style style:name="P24" style:family="paragraph" style:parent-style-name="Standard" style:list-style-name="L8">
      <loext:graphic-properties draw:fill="solid" draw:fill-color="#2b2b2b" draw:fill-gradient-name="gradient" draw:fill-hatch-name="hatch" draw:opacity="0%"/>
      <style:paragraph-properties fo:margin-top="0.109cm" fo:margin-bottom="0.109cm" style:contextual-spacing="false" fo:line-height="115%" fo:background-color="#2b2b2b" fo:padding="0cm" fo:border="none" style:shadow="none"/>
      <style:text-properties officeooo:paragraph-rsid="0041e11f"/>
    </style:style>
    <style:style style:name="P25" style:family="paragraph" style:parent-style-name="Standard">
      <loext:graphic-properties draw:fill="solid" draw:fill-color="#2b2b2b" draw:fill-gradient-name="gradient" draw:fill-hatch-name="hatch" draw:opacity="0%"/>
      <style:paragraph-properties fo:margin-top="0.109cm" fo:margin-bottom="0.109cm" style:contextual-spacing="false" fo:line-height="115%" fo:background-color="#2b2b2b" fo:padding="0cm" fo:border="none" style:shadow="none"/>
      <style:text-properties officeooo:paragraph-rsid="00389b0a"/>
    </style:style>
    <style:style style:name="P26" style:family="paragraph" style:parent-style-name="Standard" style:list-style-name="L6">
      <loext:graphic-properties draw:fill="solid" draw:fill-color="#2b2b2b" draw:fill-gradient-name="gradient" draw:fill-hatch-name="hatch" draw:opacity="0%"/>
      <style:paragraph-properties fo:margin-top="0.109cm" fo:margin-bottom="0.109cm" style:contextual-spacing="false" fo:line-height="115%" fo:background-color="#2b2b2b" fo:padding="0cm" fo:border="none" style:shadow="none"/>
      <style:text-properties officeooo:paragraph-rsid="0032132d"/>
    </style:style>
    <style:style style:name="P27" style:family="paragraph" style:parent-style-name="Standard">
      <loext:graphic-properties draw:fill="solid" draw:fill-color="#2b2b2b" draw:fill-gradient-name="gradient" draw:fill-hatch-name="hatch" draw:opacity="0%"/>
      <style:paragraph-properties fo:margin-top="0.109cm" fo:margin-bottom="0.109cm" style:contextual-spacing="false" fo:line-height="115%" fo:background-color="#2b2b2b" fo:padding="0cm" fo:border="none" style:shadow="none" style:writing-mode="lr-tb"/>
      <style:text-properties officeooo:paragraph-rsid="003d0414"/>
    </style:style>
    <style:style style:name="P28" style:family="paragraph" style:parent-style-name="Standard">
      <loext:graphic-properties draw:fill="solid" draw:fill-color="#2b2b2b" draw:fill-gradient-name="gradient" draw:fill-hatch-name="hatch" draw:opacity="0%"/>
      <style:paragraph-properties fo:margin-top="0.109cm" fo:margin-bottom="0.109cm" style:contextual-spacing="false" fo:line-height="115%" fo:background-color="#2b2b2b" fo:padding="0cm" fo:border="none" style:shadow="none" style:writing-mode="lr-tb"/>
      <style:text-properties officeooo:paragraph-rsid="00450493"/>
    </style:style>
    <style:style style:name="P29" style:family="paragraph" style:parent-style-name="Standard">
      <loext:graphic-properties draw:fill="solid" draw:fill-color="#2b2b2b" draw:fill-gradient-name="gradient" draw:fill-hatch-name="hatch" draw:opacity="0%"/>
      <style:paragraph-properties fo:margin-top="0.109cm" fo:margin-bottom="0.109cm" style:contextual-spacing="false" fo:line-height="115%" fo:background-color="#2b2b2b" fo:padding="0cm" fo:border="none" style:shadow="none" style:writing-mode="lr-tb"/>
      <style:text-properties officeooo:paragraph-rsid="0048d591"/>
    </style:style>
    <style:style style:name="P30" style:family="paragraph" style:parent-style-name="Standard" style:list-style-name="L10">
      <loext:graphic-properties draw:fill="solid" draw:fill-color="#2b2b2b" draw:fill-gradient-name="gradient" draw:fill-hatch-name="hatch" draw:opacity="0%"/>
      <style:paragraph-properties fo:margin-top="0.109cm" fo:margin-bottom="0.109cm" style:contextual-spacing="false" fo:line-height="115%" fo:background-color="#2b2b2b" fo:padding="0cm" fo:border="none" style:shadow="none" style:writing-mode="lr-tb"/>
      <style:text-properties officeooo:paragraph-rsid="0048d591"/>
    </style:style>
    <style:style style:name="P31" style:family="paragraph" style:parent-style-name="Standard" style:list-style-name="L10">
      <loext:graphic-properties draw:fill="solid" draw:fill-color="#2b2b2b" draw:fill-gradient-name="gradient" draw:fill-hatch-name="hatch" draw:opacity="0%"/>
      <style:paragraph-properties fo:margin-top="0.109cm" fo:margin-bottom="0.109cm" style:contextual-spacing="false" fo:line-height="115%" fo:background-color="#2b2b2b" fo:padding="0cm" fo:border="none" style:shadow="none" style:writing-mode="lr-tb"/>
      <style:text-properties officeooo:paragraph-rsid="00507215"/>
    </style:style>
    <style:style style:name="P32" style:family="paragraph" style:parent-style-name="Standard">
      <loext:graphic-properties draw:fill="solid" draw:fill-color="#2b2b2b" draw:fill-gradient-name="gradient" draw:fill-hatch-name="hatch" draw:opacity="0%"/>
      <style:paragraph-properties fo:margin-top="0.109cm" fo:margin-bottom="0.109cm" style:contextual-spacing="false" fo:line-height="115%" fo:background-color="#2b2b2b" fo:padding="0cm" fo:border="none" style:shadow="none" style:writing-mode="lr-tb"/>
      <style:text-properties officeooo:paragraph-rsid="00507215"/>
    </style:style>
    <style:style style:name="P33" style:family="paragraph" style:parent-style-name="Standard">
      <loext:graphic-properties draw:fill="solid" draw:fill-color="#2b2b2b" draw:fill-gradient-name="gradient" draw:fill-hatch-name="hatch" draw:opacity="0%"/>
      <style:paragraph-properties fo:margin-top="0.109cm" fo:margin-bottom="0.109cm" style:contextual-spacing="false" fo:line-height="115%" fo:background-color="#2b2b2b" fo:padding="0cm" fo:border="none" style:shadow="none" style:writing-mode="lr-tb"/>
      <style:text-properties style:use-window-font-color="true" loext:opacity="0%" style:font-name="Liberation Serif" fo:font-size="14pt" fo:font-style="normal" fo:font-weight="bold" officeooo:rsid="0033f6e4" officeooo:paragraph-rsid="004452fe" fo:background-color="transparent" style:font-name-asian="Noto Sans CJK SC" style:font-size-asian="14pt" style:font-style-asian="normal" style:font-weight-asian="bold" style:font-name-complex="FreeSans1" style:font-size-complex="14pt" style:font-style-complex="normal" style:font-weight-complex="bold"/>
    </style:style>
    <style:style style:name="P34" style:family="paragraph" style:parent-style-name="Standard">
      <loext:graphic-properties draw:fill-gradient-name="gradient" draw:fill-hatch-name="hatch"/>
      <style:paragraph-properties fo:margin-top="0.109cm" fo:margin-bottom="0.109cm" style:contextual-spacing="false" fo:line-height="115%"/>
      <style:text-properties style:use-window-font-color="true" loext:opacity="0%" style:font-name="Liberation Sans1" fo:font-size="14pt" fo:font-style="normal" fo:font-weight="bold" officeooo:rsid="00450493" officeooo:paragraph-rsid="00450493" fo:background-color="transparent" style:font-name-asian="Noto Sans CJK SC" style:font-size-asian="14pt" style:font-style-asian="normal" style:font-weight-asian="bold" style:font-name-complex="FreeSans1" style:font-size-complex="14pt" style:font-style-complex="normal" style:font-weight-complex="bold"/>
    </style:style>
    <style:style style:name="P35" style:family="paragraph" style:parent-style-name="Standard">
      <loext:graphic-properties draw:fill-gradient-name="gradient" draw:fill-hatch-name="hatch"/>
      <style:paragraph-properties fo:margin-top="0.109cm" fo:margin-bottom="0.109cm" style:contextual-spacing="false" fo:line-height="115%"/>
      <style:text-properties officeooo:rsid="00450493" officeooo:paragraph-rsid="00450493"/>
    </style:style>
    <style:style style:name="P36" style:family="paragraph" style:parent-style-name="Standard">
      <loext:graphic-properties draw:fill-gradient-name="gradient" draw:fill-hatch-name="hatch"/>
      <style:paragraph-properties fo:margin-top="0.109cm" fo:margin-bottom="0.109cm" style:contextual-spacing="false" fo:line-height="115%"/>
      <style:text-properties officeooo:rsid="00450493" officeooo:paragraph-rsid="004da8e9"/>
    </style:style>
    <style:style style:name="P37" style:family="paragraph" style:parent-style-name="Standard" style:list-style-name="L10">
      <loext:graphic-properties draw:fill="solid" draw:fill-color="#2b2b2b" draw:fill-gradient-name="gradient" draw:fill-hatch-name="hatch" draw:opacity="0%"/>
      <style:paragraph-properties fo:margin-top="0.109cm" fo:margin-bottom="0.109cm" style:contextual-spacing="false" fo:line-height="115%" fo:background-color="#2b2b2b" fo:padding="0cm" fo:border="none" style:shadow="none" style:writing-mode="lr-tb"/>
      <style:text-properties officeooo:rsid="0048d591" officeooo:paragraph-rsid="0048d591"/>
    </style:style>
    <style:style style:name="P38" style:family="paragraph" style:parent-style-name="Standard">
      <loext:graphic-properties draw:fill-gradient-name="gradient" draw:fill-hatch-name="hatch"/>
      <style:paragraph-properties fo:margin-top="0.109cm" fo:margin-bottom="0.109cm" style:contextual-spacing="false" fo:line-height="115%"/>
      <style:text-properties officeooo:rsid="0048d591" officeooo:paragraph-rsid="0048d591"/>
    </style:style>
    <style:style style:name="P39" style:family="paragraph" style:parent-style-name="Standard">
      <loext:graphic-properties draw:fill-gradient-name="gradient" draw:fill-hatch-name="hatch"/>
      <style:paragraph-properties fo:margin-top="0.109cm" fo:margin-bottom="0.109cm" style:contextual-spacing="false" fo:line-height="115%"/>
      <style:text-properties officeooo:rsid="00519ef3" officeooo:paragraph-rsid="00519ef3"/>
    </style:style>
    <style:style style:name="P40" style:family="paragraph" style:parent-style-name="Text_20_body" style:list-style-name="L7">
      <style:text-properties officeooo:rsid="0032132d" officeooo:paragraph-rsid="0032132d"/>
    </style:style>
    <style:style style:name="P41" style:family="paragraph" style:parent-style-name="Text_20_body">
      <style:text-properties officeooo:paragraph-rsid="0041d85c"/>
    </style:style>
    <style:style style:name="P42" style:family="paragraph" style:parent-style-name="Text_20_body">
      <style:text-properties officeooo:rsid="004dc12f" officeooo:paragraph-rsid="004dc12f"/>
    </style:style>
    <style:style style:name="P43" style:family="paragraph" style:parent-style-name="Text_20_body" style:list-style-name="L11">
      <style:text-properties officeooo:rsid="004dc12f" officeooo:paragraph-rsid="004dc12f"/>
    </style:style>
    <style:style style:name="P44" style:family="paragraph" style:parent-style-name="Text_20_body" style:list-style-name="L12">
      <style:text-properties officeooo:rsid="004dc12f" officeooo:paragraph-rsid="004dc12f"/>
    </style:style>
    <style:style style:name="T1" style:family="text">
      <style:text-properties fo:font-weight="bold" style:font-weight-asian="bold" style:font-weight-complex="bold"/>
    </style:style>
    <style:style style:name="T2" style:family="text">
      <style:text-properties fo:font-weight="bold" officeooo:rsid="004c8d23" style:font-weight-asian="bold" style:font-weight-complex="bold"/>
    </style:style>
    <style:style style:name="T3" style:family="text">
      <style:text-properties officeooo:rsid="00212169"/>
    </style:style>
    <style:style style:name="T4" style:family="text">
      <style:text-properties fo:font-weight="normal" style:font-weight-asian="normal" style:font-weight-complex="normal"/>
    </style:style>
    <style:style style:name="T5" style:family="text">
      <style:text-properties fo:font-weight="normal" officeooo:rsid="0041d85c" style:font-weight-asian="normal" style:font-weight-complex="normal"/>
    </style:style>
    <style:style style:name="T6" style:family="text">
      <style:text-properties fo:font-weight="normal" officeooo:rsid="00507215" style:font-weight-asian="normal" style:font-weight-complex="normal"/>
    </style:style>
    <style:style style:name="T7" style:family="text">
      <style:text-properties style:use-window-font-color="true" loext:opacity="0%" style:font-name="Liberation Serif" fo:font-size="12pt" fo:font-style="italic" fo:font-weight="normal" officeooo:rsid="00389b0a" fo:background-color="transparent" loext:char-shading-value="0" style:font-size-asian="12pt" style:font-style-asian="italic" style:font-weight-asian="normal" style:font-style-complex="italic"/>
    </style:style>
    <style:style style:name="T8" style:family="text">
      <style:text-properties style:use-window-font-color="true" loext:opacity="0%" style:font-name="Liberation Serif" fo:font-size="12pt" fo:font-weight="bold" style:font-size-asian="12pt" style:font-weight-asian="bold" style:font-weight-complex="bold"/>
    </style:style>
    <style:style style:name="T9" style:family="text">
      <style:text-properties style:use-window-font-color="true" loext:opacity="0%" style:font-name="Liberation Serif" fo:font-size="12pt" fo:font-weight="normal" fo:background-color="transparent" loext:char-shading-value="0" style:font-size-asian="12pt" style:font-weight-asian="normal"/>
    </style:style>
    <style:style style:name="T10" style:family="text">
      <style:text-properties style:use-window-font-color="true" loext:opacity="0%" style:font-name="Liberation Serif" fo:font-size="12pt" fo:font-weight="normal" officeooo:rsid="002d478f" fo:background-color="transparent" loext:char-shading-value="0" style:font-size-asian="12pt" style:font-weight-asian="normal"/>
    </style:style>
    <style:style style:name="T11" style:family="text">
      <style:text-properties style:use-window-font-color="true" loext:opacity="0%" style:font-name="Liberation Serif" fo:font-size="12pt" fo:font-weight="normal" officeooo:rsid="0032132d" fo:background-color="transparent" loext:char-shading-value="0" style:font-size-asian="12pt" style:font-weight-asian="normal"/>
    </style:style>
    <style:style style:name="T12" style:family="text">
      <style:text-properties style:use-window-font-color="true" loext:opacity="0%" style:font-name="Liberation Serif" fo:font-size="12pt" fo:font-weight="normal" officeooo:rsid="0043ab94" fo:background-color="transparent" loext:char-shading-value="0" style:font-size-asian="12pt" style:font-weight-asian="normal"/>
    </style:style>
    <style:style style:name="T13" style:family="text">
      <style:text-properties style:use-window-font-color="true" loext:opacity="0%" style:font-name="Liberation Serif" fo:font-size="12pt" fo:font-weight="normal" officeooo:rsid="004452fe" fo:background-color="transparent" loext:char-shading-value="0" style:font-size-asian="12pt" style:font-weight-asian="normal"/>
    </style:style>
    <style:style style:name="T14" style:family="text">
      <style:text-properties style:use-window-font-color="true" loext:opacity="0%" style:font-name="Liberation Serif" fo:font-size="12pt" fo:font-weight="normal" officeooo:rsid="0048d591" fo:background-color="transparent" loext:char-shading-value="0" style:font-size-asian="12pt" style:font-weight-asian="normal"/>
    </style:style>
    <style:style style:name="T15" style:family="text">
      <style:text-properties style:use-window-font-color="true" loext:opacity="0%" style:font-name="Liberation Serif" fo:font-size="12pt" fo:font-weight="normal" officeooo:rsid="00507215" fo:background-color="transparent" loext:char-shading-value="0" style:font-size-asian="12pt" style:font-weight-asian="normal"/>
    </style:style>
    <style:style style:name="T16" style:family="text">
      <style:text-properties style:use-window-font-color="true" loext:opacity="0%" style:font-name="Liberation Serif" fo:font-size="12pt" fo:font-weight="normal" style:font-size-asian="12pt" style:font-weight-asian="normal"/>
    </style:style>
    <style:style style:name="T17" style:family="text">
      <style:text-properties style:use-window-font-color="true" loext:opacity="0%" style:font-name="Liberation Serif" fo:font-size="12pt" fo:font-weight="normal" officeooo:rsid="0041d85c" style:font-size-asian="12pt" style:font-weight-asian="normal"/>
    </style:style>
    <style:style style:name="T18" style:family="text">
      <style:text-properties style:use-window-font-color="true" loext:opacity="0%" style:font-name="Liberation Serif" fo:font-size="12pt" fo:font-weight="normal" officeooo:rsid="0041e11f" style:font-size-asian="12pt" style:font-weight-asian="normal"/>
    </style:style>
    <style:style style:name="T19" style:family="text">
      <style:text-properties style:use-window-font-color="true" loext:opacity="0%" style:font-name="Liberation Serif" fo:font-size="12pt" fo:font-weight="normal" officeooo:rsid="00507215" style:font-size-asian="12pt" style:font-weight-asian="normal"/>
    </style:style>
    <style:style style:name="T20" style:family="text">
      <style:text-properties style:use-window-font-color="true" loext:opacity="0%" style:font-name="Liberation Serif" fo:font-size="12pt" fo:font-weight="normal" officeooo:rsid="0041d85c" style:font-size-asian="12pt" style:font-weight-asian="normal" style:font-weight-complex="normal"/>
    </style:style>
    <style:style style:name="T21" style:family="text">
      <style:text-properties style:use-window-font-color="true" loext:opacity="0%" style:font-name="Liberation Serif" fo:font-size="12pt" fo:font-style="normal" fo:font-weight="bold" fo:background-color="transparent" loext:char-shading-value="0" style:font-size-asian="12pt" style:font-style-asian="normal" style:font-weight-asian="bold" style:font-style-complex="normal" style:font-weight-complex="bold"/>
    </style:style>
    <style:style style:name="T22" style:family="text">
      <style:text-properties style:use-window-font-color="true" loext:opacity="0%" style:font-name="Liberation Serif" fo:font-size="12pt" fo:font-style="normal" fo:font-weight="bold" officeooo:rsid="002ecec3" fo:background-color="transparent" loext:char-shading-value="0" style:font-size-asian="12pt" style:font-style-asian="normal" style:font-weight-asian="bold" style:font-style-complex="normal" style:font-weight-complex="bold"/>
    </style:style>
    <style:style style:name="T23" style:family="text">
      <style:text-properties style:use-window-font-color="true" loext:opacity="0%" style:font-name="Liberation Serif" fo:font-size="12pt" fo:font-style="normal" fo:font-weight="bold" officeooo:rsid="0033f6e4" fo:background-color="transparent" loext:char-shading-value="0" style:font-size-asian="12pt" style:font-style-asian="normal" style:font-weight-asian="bold" style:font-style-complex="normal" style:font-weight-complex="bold"/>
    </style:style>
    <style:style style:name="T24" style:family="text">
      <style:text-properties style:use-window-font-color="true" loext:opacity="0%" style:font-name="Liberation Serif" fo:font-size="12pt" fo:font-style="normal" fo:font-weight="bold" officeooo:rsid="00389b0a" fo:background-color="transparent" loext:char-shading-value="0" style:font-size-asian="12pt" style:font-style-asian="normal" style:font-weight-asian="bold" style:font-style-complex="normal" style:font-weight-complex="bold"/>
    </style:style>
    <style:style style:name="T25" style:family="text">
      <style:text-properties style:use-window-font-color="true" loext:opacity="0%" style:font-name="Liberation Serif" fo:font-size="12pt" fo:font-style="normal" fo:font-weight="normal" fo:background-color="transparent" loext:char-shading-value="0" style:font-size-asian="12pt" style:font-style-asian="normal" style:font-weight-asian="normal" style:font-style-complex="normal"/>
    </style:style>
    <style:style style:name="T26" style:family="text">
      <style:text-properties style:use-window-font-color="true" loext:opacity="0%" style:font-name="Liberation Serif" fo:font-size="12pt" fo:font-style="normal" fo:font-weight="normal" officeooo:rsid="002ecec3" fo:background-color="transparent" loext:char-shading-value="0" style:font-size-asian="12pt" style:font-style-asian="normal" style:font-weight-asian="normal" style:font-style-complex="normal"/>
    </style:style>
    <style:style style:name="T27" style:family="text">
      <style:text-properties style:use-window-font-color="true" loext:opacity="0%" style:font-name="Liberation Serif" fo:font-size="12pt" fo:font-style="normal" fo:font-weight="normal" officeooo:rsid="0032132d" fo:background-color="transparent" loext:char-shading-value="0" style:font-size-asian="12pt" style:font-style-asian="normal" style:font-weight-asian="normal" style:font-style-complex="normal"/>
    </style:style>
    <style:style style:name="T28" style:family="text">
      <style:text-properties style:use-window-font-color="true" loext:opacity="0%" style:font-name="Liberation Serif" fo:font-size="12pt" fo:font-style="normal" fo:font-weight="normal" officeooo:rsid="003034e5" fo:background-color="transparent" loext:char-shading-value="0" style:font-size-asian="12pt" style:font-style-asian="normal" style:font-weight-asian="normal" style:font-style-complex="normal"/>
    </style:style>
    <style:style style:name="T29" style:family="text">
      <style:text-properties style:use-window-font-color="true" loext:opacity="0%" style:font-name="Liberation Serif" fo:font-size="12pt" fo:font-style="normal" fo:font-weight="normal" officeooo:rsid="001e009d" fo:background-color="transparent" loext:char-shading-value="0" style:font-size-asian="12pt" style:font-style-asian="normal" style:font-weight-asian="normal" style:font-style-complex="normal"/>
    </style:style>
    <style:style style:name="T30" style:family="text">
      <style:text-properties style:use-window-font-color="true" loext:opacity="0%" style:font-name="Liberation Serif" fo:font-size="12pt" fo:font-style="normal" fo:font-weight="normal" officeooo:rsid="002bcdb9" fo:background-color="transparent" loext:char-shading-value="0" style:font-size-asian="12pt" style:font-style-asian="normal" style:font-weight-asian="normal" style:font-style-complex="normal"/>
    </style:style>
    <style:style style:name="T31" style:family="text">
      <style:text-properties style:use-window-font-color="true" loext:opacity="0%" style:font-name="Liberation Serif" fo:font-size="12pt" fo:font-style="normal" fo:font-weight="normal" officeooo:rsid="0033f6e4" fo:background-color="transparent" loext:char-shading-value="0" style:font-size-asian="12pt" style:font-style-asian="normal" style:font-weight-asian="normal" style:font-style-complex="normal"/>
    </style:style>
    <style:style style:name="T32" style:family="text">
      <style:text-properties style:use-window-font-color="true" loext:opacity="0%" style:font-name="Liberation Serif" fo:font-size="12pt" fo:font-style="normal" fo:font-weight="normal" officeooo:rsid="00389b0a" fo:background-color="transparent" loext:char-shading-value="0" style:font-size-asian="12pt" style:font-style-asian="normal" style:font-weight-asian="normal" style:font-style-complex="normal"/>
    </style:style>
    <style:style style:name="T33" style:family="text">
      <style:text-properties style:use-window-font-color="true" loext:opacity="0%" style:font-name="Liberation Serif" fo:font-size="12pt" fo:font-style="normal" fo:font-weight="normal" officeooo:rsid="00389b0a" fo:background-color="transparent" loext:char-shading-value="0" style:font-size-asian="12pt" style:font-style-asian="normal" style:font-weight-asian="normal" style:font-style-complex="normal" style:font-weight-complex="normal"/>
    </style:style>
    <style:style style:name="T34" style:family="text">
      <style:text-properties style:use-window-font-color="true" loext:opacity="0%" style:font-name="Liberation Serif" fo:font-size="12pt" fo:font-style="normal" fo:font-weight="normal" fo:background-color="transparent" loext:char-shading-value="0" style:font-size-asian="12pt" style:font-style-asian="normal" style:font-weight-asian="normal" style:font-style-complex="normal" style:font-weight-complex="normal"/>
    </style:style>
    <style:style style:name="T35" style:family="text">
      <style:text-properties style:use-window-font-color="true" loext:opacity="0%" style:font-name="Liberation Serif" fo:font-size="12pt" fo:font-style="normal" fo:font-weight="normal" officeooo:rsid="004c8d23" fo:background-color="transparent" loext:char-shading-value="0" style:font-size-asian="12pt" style:font-style-asian="normal" style:font-weight-asian="normal" style:font-style-complex="normal" style:font-weight-complex="normal"/>
    </style:style>
    <style:style style:name="T36" style:family="text">
      <style:text-properties style:use-window-font-color="true" loext:opacity="0%" style:font-name="Liberation Serif" fo:font-size="12pt" fo:font-style="normal" fo:font-weight="normal" officeooo:rsid="00393ddd" fo:background-color="transparent" loext:char-shading-value="0" style:font-size-asian="12pt" style:font-style-asian="normal" style:font-weight-asian="normal" style:font-style-complex="normal"/>
    </style:style>
    <style:style style:name="T37" style:family="text">
      <style:text-properties style:use-window-font-color="true" loext:opacity="0%" style:font-name="Liberation Serif" fo:font-size="12pt" fo:font-style="normal" fo:font-weight="normal" officeooo:rsid="003b45af" fo:background-color="transparent" loext:char-shading-value="0" style:font-size-asian="12pt" style:font-style-asian="normal" style:font-weight-asian="normal" style:font-style-complex="normal"/>
    </style:style>
    <style:style style:name="T38" style:family="text">
      <style:text-properties style:use-window-font-color="true" loext:opacity="0%" style:font-name="Liberation Serif" fo:font-size="12pt" fo:font-style="normal" fo:font-weight="normal" officeooo:rsid="0041e11f" fo:background-color="transparent" loext:char-shading-value="0" style:font-size-asian="12pt" style:font-style-asian="normal" style:font-weight-asian="normal" style:font-style-complex="normal"/>
    </style:style>
    <style:style style:name="T39" style:family="text">
      <style:text-properties style:use-window-font-color="true" loext:opacity="0%" style:font-name="Liberation Serif" fo:font-size="12pt" fo:font-style="normal" fo:font-weight="normal" officeooo:rsid="0043ab94" fo:background-color="transparent" loext:char-shading-value="0" style:font-size-asian="12pt" style:font-style-asian="normal" style:font-weight-asian="normal" style:font-style-complex="normal"/>
    </style:style>
    <style:style style:name="T40" style:family="text">
      <style:text-properties style:use-window-font-color="true" loext:opacity="0%" style:font-name="Liberation Serif" fo:font-size="12pt" fo:font-style="normal" fo:font-weight="normal" officeooo:rsid="00450493" fo:background-color="transparent" loext:char-shading-value="0" style:font-size-asian="12pt" style:font-style-asian="normal" style:font-weight-asian="normal" style:font-style-complex="normal"/>
    </style:style>
    <style:style style:name="T41" style:family="text">
      <style:text-properties style:use-window-font-color="true" loext:opacity="0%" style:font-name="Liberation Serif" fo:font-size="12pt" fo:font-style="normal" fo:font-weight="normal" officeooo:rsid="0046e395" fo:background-color="transparent" loext:char-shading-value="0" style:font-size-asian="12pt" style:font-style-asian="normal" style:font-weight-asian="normal" style:font-style-complex="normal"/>
    </style:style>
    <style:style style:name="T42" style:family="text">
      <style:text-properties style:use-window-font-color="true" loext:opacity="0%" style:font-name="Liberation Serif" fo:font-size="12pt" fo:font-style="normal" fo:font-weight="normal" officeooo:rsid="0048d591" fo:background-color="transparent" loext:char-shading-value="0" style:font-size-asian="12pt" style:font-style-asian="normal" style:font-weight-asian="normal" style:font-style-complex="normal"/>
    </style:style>
    <style:style style:name="T43" style:family="text">
      <style:text-properties style:use-window-font-color="true" loext:opacity="0%" style:font-name="Liberation Serif" fo:font-size="12pt" fo:font-style="normal" fo:font-weight="normal" officeooo:rsid="00507215" fo:background-color="transparent" loext:char-shading-value="0" style:font-size-asian="12pt" style:font-style-asian="normal" style:font-weight-asian="normal" style:font-style-complex="normal"/>
    </style:style>
    <style:style style:name="T44" style:family="text">
      <style:text-properties style:use-window-font-color="true" loext:opacity="0%" style:font-name="Liberation Serif" fo:font-size="12pt" fo:font-style="normal" fo:font-weight="normal" officeooo:rsid="0055ff02" fo:background-color="transparent" loext:char-shading-value="0" style:font-size-asian="12pt" style:font-style-asian="normal" style:font-weight-asian="normal" style:font-style-complex="normal"/>
    </style:style>
    <style:style style:name="T45" style:family="text">
      <style:text-properties style:use-window-font-color="true" loext:opacity="0%" style:font-name="Liberation Serif" fo:font-size="12pt" fo:font-style="normal" fo:font-weight="normal" officeooo:rsid="004452fe" style:font-size-asian="12pt" style:font-style-asian="normal" style:font-weight-asian="normal" style:font-style-complex="normal"/>
    </style:style>
    <style:style style:name="T46" style:family="text">
      <style:text-properties style:use-window-font-color="true" loext:opacity="0%" style:font-name="Liberation Serif" fo:font-size="12pt" fo:font-style="normal" fo:font-weight="normal" officeooo:rsid="00454d6b" style:font-size-asian="12pt" style:font-style-asian="normal" style:font-weight-asian="normal" style:font-style-complex="normal"/>
    </style:style>
    <style:style style:name="T47" style:family="text">
      <style:text-properties style:use-window-font-color="true" loext:opacity="0%" style:font-name="Liberation Serif" fo:font-size="12pt" fo:font-style="normal" fo:font-weight="normal" style:font-size-asian="12pt" style:font-style-asian="normal" style:font-weight-asian="normal" style:font-style-complex="normal"/>
    </style:style>
    <style:style style:name="T48" style:family="text">
      <style:text-properties style:use-window-font-color="true" loext:opacity="0%" style:font-name="Liberation Serif" fo:font-size="12pt" fo:font-style="normal" fo:font-weight="normal" officeooo:rsid="004b84ff" style:font-size-asian="12pt" style:font-style-asian="normal" style:font-weight-asian="normal" style:font-style-complex="normal"/>
    </style:style>
    <style:style style:name="T49" style:family="text">
      <style:text-properties style:use-window-font-color="true" loext:opacity="0%" style:font-name="Liberation Serif" fo:font-size="12pt" fo:font-style="normal" fo:font-weight="normal" officeooo:rsid="0041e11f" style:font-size-asian="12pt" style:font-style-asian="normal" style:font-weight-asian="normal" style:font-style-complex="normal"/>
    </style:style>
    <style:style style:name="T50" style:family="text">
      <style:text-properties style:use-window-font-color="true" loext:opacity="0%" style:font-name="Liberation Serif" fo:font-size="12pt" fo:font-style="normal" fo:font-weight="normal" officeooo:rsid="001e009d" style:font-size-asian="12pt" style:font-style-asian="normal" style:font-weight-asian="normal" style:font-style-complex="normal"/>
    </style:style>
    <style:style style:name="T51" style:family="text">
      <style:text-properties style:use-window-font-color="true" loext:opacity="0%" style:font-name="Liberation Serif" fo:font-size="12pt" fo:font-style="normal" fo:font-weight="normal" officeooo:rsid="003b45af" style:font-size-asian="12pt" style:font-style-asian="normal" style:font-weight-asian="normal" style:font-style-complex="normal"/>
    </style:style>
    <style:style style:name="T52" style:family="text">
      <style:text-properties style:use-window-font-color="true" loext:opacity="0%" style:font-name="Liberation Serif" fo:background-color="transparent" loext:char-shading-value="0"/>
    </style:style>
    <style:style style:name="T53" style:family="text">
      <style:text-properties style:use-window-font-color="true" loext:opacity="0%" style:font-name="Liberation Serif" officeooo:rsid="0033f6e4" fo:background-color="transparent" loext:char-shading-value="0"/>
    </style:style>
    <style:style style:name="T54" style:family="text">
      <style:text-properties style:use-window-font-color="true" loext:opacity="0%" style:font-name="Liberation Serif" fo:font-style="normal" fo:background-color="transparent" loext:char-shading-value="0" style:font-style-asian="normal" style:font-style-complex="normal"/>
    </style:style>
    <style:style style:name="T55" style:family="text">
      <style:text-properties style:use-window-font-color="true" loext:opacity="0%" style:font-name="Liberation Serif" fo:font-style="normal" officeooo:rsid="001e009d" fo:background-color="transparent" loext:char-shading-value="0" style:font-style-asian="normal" style:font-style-complex="normal"/>
    </style:style>
    <style:style style:name="T56" style:family="text">
      <style:text-properties style:use-window-font-color="true" loext:opacity="0%" style:font-name="Liberation Serif" fo:font-style="normal" officeooo:rsid="002bcdb9" fo:background-color="transparent" loext:char-shading-value="0" style:font-style-asian="normal" style:font-style-complex="normal"/>
    </style:style>
    <style:style style:name="T57" style:family="text">
      <style:text-properties style:use-window-font-color="true" loext:opacity="0%" style:font-name="Liberation Serif" fo:font-size="14pt" fo:font-style="normal" fo:font-weight="bold" officeooo:rsid="0033f6e4" fo:background-color="transparent" loext:char-shading-value="0" style:font-name-asian="Noto Sans CJK SC" style:font-size-asian="14pt" style:font-style-asian="normal" style:font-weight-asian="bold" style:font-name-complex="FreeSans1" style:font-size-complex="14pt" style:font-style-complex="normal" style:font-weight-complex="bold"/>
    </style:style>
    <style:style style:name="T58" style:family="text">
      <style:text-properties style:use-window-font-color="true" loext:opacity="0%" style:font-name="Liberation Sans1" fo:font-size="14pt" fo:font-style="normal" fo:font-weight="bold" officeooo:rsid="002e44f2" fo:background-color="transparent" loext:char-shading-value="0" style:font-name-asian="Noto Sans CJK SC" style:font-size-asian="14pt" style:font-style-asian="normal" style:font-weight-asian="bold" style:font-name-complex="FreeSans1" style:font-size-complex="14pt" style:font-style-complex="normal" style:font-weight-complex="bold"/>
    </style:style>
    <style:style style:name="T59" style:family="text">
      <style:text-properties style:use-window-font-color="true" loext:opacity="0%" style:font-name="Liberation Sans1" fo:font-size="14pt" fo:font-style="normal" fo:font-weight="bold" fo:background-color="transparent" loext:char-shading-value="0" style:font-name-asian="Noto Sans CJK SC" style:font-size-asian="14pt" style:font-style-asian="normal" style:font-weight-asian="bold" style:font-name-complex="FreeSans1" style:font-size-complex="14pt" style:font-style-complex="normal" style:font-weight-complex="bold"/>
    </style:style>
    <style:style style:name="T60" style:family="text">
      <style:text-properties style:use-window-font-color="true" loext:opacity="0%" style:font-name="Liberation Sans1" fo:font-size="14pt" fo:font-style="normal" fo:font-weight="bold" officeooo:rsid="002ecec3" fo:background-color="transparent" loext:char-shading-value="0" style:font-name-asian="Noto Sans CJK SC" style:font-size-asian="14pt" style:font-style-asian="normal" style:font-weight-asian="bold" style:font-name-complex="FreeSans1" style:font-size-complex="14pt" style:font-style-complex="normal" style:font-weight-complex="bold"/>
    </style:style>
    <style:style style:name="T61" style:family="text">
      <style:text-properties style:use-window-font-color="true" loext:opacity="0%" style:font-name="Liberation Sans1" fo:font-size="14pt" fo:font-style="normal" fo:font-weight="bold" officeooo:rsid="0033f6e4" fo:background-color="transparent" loext:char-shading-value="0" style:font-name-asian="Noto Sans CJK SC" style:font-size-asian="14pt" style:font-style-asian="normal" style:font-weight-asian="bold" style:font-name-complex="FreeSans1" style:font-size-complex="14pt" style:font-style-complex="normal" style:font-weight-complex="bold"/>
    </style:style>
    <style:style style:name="T62" style:family="text">
      <style:text-properties style:use-window-font-color="true" loext:opacity="0%" style:font-name="Liberation Sans1" fo:font-size="14pt" fo:font-style="normal" fo:font-weight="bold" officeooo:rsid="0041e11f" fo:background-color="transparent" loext:char-shading-value="0" style:font-name-asian="Noto Sans CJK SC" style:font-size-asian="14pt" style:font-style-asian="normal" style:font-weight-asian="bold" style:font-name-complex="FreeSans1" style:font-size-complex="14pt" style:font-style-complex="normal" style:font-weight-complex="bold"/>
    </style:style>
    <style:style style:name="T63" style:family="text">
      <style:text-properties style:use-window-font-color="true" loext:opacity="0%" style:font-name="Liberation Sans1" fo:font-size="18pt" fo:font-weight="bold" fo:background-color="transparent" loext:char-shading-value="0" style:font-name-asian="Noto Sans CJK SC" style:font-size-asian="18pt" style:font-weight-asian="bold" style:font-name-complex="FreeSans1" style:font-size-complex="18pt" style:font-weight-complex="bold"/>
    </style:style>
    <style:style style:name="T64" style:family="text">
      <style:text-properties style:use-window-font-color="true" loext:opacity="0%" fo:font-style="normal" officeooo:rsid="00389b0a" fo:background-color="transparent" loext:char-shading-value="0" style:font-style-asian="normal" style:font-style-complex="normal"/>
    </style:style>
    <style:style style:name="T65" style:family="text">
      <style:text-properties style:use-window-font-color="true" loext:opacity="0%" fo:font-style="normal" fo:background-color="transparent" loext:char-shading-value="0" style:font-style-asian="normal" style:font-style-complex="normal"/>
    </style:style>
    <style:style style:name="T66" style:family="text">
      <style:text-properties style:use-window-font-color="true" loext:opacity="0%" officeooo:rsid="002d478f" fo:background-color="transparent" loext:char-shading-value="0"/>
    </style:style>
    <style:style style:name="T67" style:family="text">
      <style:text-properties style:use-window-font-color="true" loext:opacity="0%" fo:background-color="transparent" loext:char-shading-value="0"/>
    </style:style>
    <style:style style:name="T68" style:family="text">
      <style:text-properties fo:font-style="italic" style:font-style-asian="italic" style:font-style-complex="italic"/>
    </style:style>
    <style:style style:name="T69" style:family="text">
      <style:text-properties officeooo:rsid="003034e5"/>
    </style:style>
    <style:style style:name="T70" style:family="text">
      <style:text-properties officeooo:rsid="001c57e7"/>
    </style:style>
    <style:style style:name="T71" style:family="text">
      <style:text-properties officeooo:rsid="0032132d"/>
    </style:style>
    <style:style style:name="T72" style:family="text">
      <style:text-properties officeooo:rsid="003d0414"/>
    </style:style>
    <style:style style:name="T73" style:family="text">
      <style:text-properties officeooo:rsid="0026b230"/>
    </style:style>
    <style:style style:name="T74" style:family="text">
      <style:text-properties officeooo:rsid="0041d85c"/>
    </style:style>
    <style:style style:name="T75" style:family="text">
      <style:text-properties officeooo:rsid="00499da2"/>
    </style:style>
    <style:style style:name="T76" style:family="text">
      <style:text-properties officeooo:rsid="004c8d23"/>
    </style:style>
    <style:style style:name="T77" style:family="text">
      <style:text-properties officeooo:rsid="004da8e9"/>
    </style:style>
    <style:style style:name="T78" style:family="text">
      <style:text-properties style:text-underline-style="solid" style:text-underline-width="auto" style:text-underline-color="font-color"/>
    </style:style>
    <style:style style:name="T79" style:family="text">
      <style:text-properties officeooo:rsid="004ea3f8"/>
    </style:style>
    <style:style style:name="T80" style:family="text">
      <style:text-properties officeooo:rsid="00507215"/>
    </style:style>
    <style:style style:name="T81" style:family="text">
      <style:text-properties officeooo:rsid="0053268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ritten Report</text:p>
      <text:h text:style-name="P1" text:outline-level="1"><text:span text:style-name="T58">My</text:span><text:span text:style-name="T59"> approach</text:span></text:h>
      <text:p text:style-name="P21"><text:span text:style-name="T9">In general I had the following priorities:</text:span></text:p>
      <text:list xml:id="list1824246707" text:style-name="L6">
        <text:list-item>
          <text:p text:style-name="P26"><text:span text:style-name="T22">Data</text:span><text:span text:style-name="T26">: </text:span><text:span text:style-name="T27">Top priority. </text:span><text:span text:style-name="T26">In a different scenario I would have given more focus to data engineering. Getting the data right in the first place is the most important step. In this case it was really important to make sure that the split is correct.</text:span></text:p>
        </text:list-item>
        <text:list-item>
          <text:p text:style-name="P26"><text:span text:style-name="T22">Tokenisation, pre-processing and post processing</text:span><text:span text:style-name="T26">: inspecting the data shows that the text is already fairly clean, but there is still punctuation (including some errors), capitalisation inconsistency, and a significant number of words that could be considered stop words. The process of cleaning and tokenising the text before training is an important step, and doing it right should deliver significant performance improvements.</text:span></text:p>
        </text:list-item>
        <text:list-item>
          <text:p text:style-name="P26"><text:span text:style-name="T22">Architecture</text:span><text:span text:style-name="T26">: There were a number of architecture options available and I tried to test a number of them, however the slowness of training inhibited my ability to iterate and test more.</text:span></text:p>
        </text:list-item>
        <text:list-item>
          <text:p text:style-name="P9"><text:span text:style-name="T22">Hyperparameters</text:span><text:span text:style-name="T26">: My main focus is always on learning rate to start with, before moving on to other</text:span><text:span text:style-name="T28">s like...</text:span></text:p>
        </text:list-item>
      </text:list>
      <text:h text:style-name="Heading_20_1" text:outline-level="1">Hardware &amp; Development Notes:</text:h>
      <text:list xml:id="list1433567016" text:style-name="L7">
        <text:list-item>
          <text:p text:style-name="P40"><text:span text:style-name="T1">CPU</text:span>: AMD Ryzen 5990X 16 core 4.7GHz</text:p>
        </text:list-item>
        <text:list-item>
          <text:p text:style-name="P40"><text:span text:style-name="T1">GPU</text:span>: NVIDIA RTX3090Ti 48GB 3GHz</text:p>
        </text:list-item>
        <text:list-item>
          <text:p text:style-name="P40"><text:span text:style-name="T1">RAM</text:span>: 128MB</text:p>
        </text:list-item>
        <text:list-item>
          <text:p text:style-name="P40"><text:span text:style-name="T1">OS</text:span>: Ubuntu</text:p>
        </text:list-item>
        <text:list-item>
          <text:p text:style-name="P40"><text:span text:style-name="T1">IDE</text:span>: PyCharm</text:p>
        </text:list-item>
      </text:list>
      <text:p text:style-name="P23"><text:span text:style-name="T70">I can’t use my GPU </text:span><text:span text:style-name="T71">for training </text:span><text:span text:style-name="T70">as </text:span><text:span text:style-name="T3">the coda binaries that go with </text:span><text:span text:style-name="T70">this old torch version </text:span><text:span text:style-name="T69">(1.9)</text:span><text:span text:style-name="T70"> </text:span><text:span text:style-name="T3">are</text:span><text:span text:style-name="T70"> not compatible with </text:span><text:span text:style-name="T69">NVIDIA’s A</text:span><text:span text:style-name="T70">mphere </text:span><text:span text:style-name="T69">series</text:span><text:span text:style-name="T70"> GPUs. </text:span><text:span text:style-name="T69">Current stable Torch version is 1.12. I could use </text:span><text:span text:style-name="T3">CPU only, so iteration was very slow. </text:span><text:span text:style-name="T69">This was v</text:span><text:span text:style-name="T3">ery annoying. </text:span><text:span text:style-name="T69">I’d like to suggest that given Amphere was superseded by Ada Lovelace during the course, and both Torch and CUDA toolkit are soon to be updated, the dependencies for this assignment should be updated.</text:span></text:p>
      <text:p text:style-name="P38">I have <text:span text:style-name="T75">included a</text:span> spreadsheet recording a sample of my experiments in appendix 1. <text:span text:style-name="T75">I have included screenshots from a number of training runs in appendix 2.</text:span></text:p>
      <text:h text:style-name="Heading_20_1" text:outline-level="1"><text:span text:style-name="T63">trainValSplit:</text:span><text:span text:style-name="T9"> </text:span></text:h>
      <text:p text:style-name="P16"><text:span text:style-name="T9">this seldom gets enough attention, which is unfortunate as its pretty important. For our model to have any meaning it needs to be tested on data that it hasn’t seen before. I set this at 0.8, so 80% of the data is used for training, and 20% is used for validation.</text:span></text:p>
      <text:p text:style-name="P18"><text:soft-page-break/><text:span text:style-name="T10">I</text:span><text:span text:style-name="T9"> set the trainValSplit to the default value that is 0.8. </text:span><text:span text:style-name="T10">I didn’t vary it. In general I think its a good approach to just set your validation set aside and don’t touch it. This split isn’t really a hyperparameter to be optimised.</text:span></text:p>
      <text:h text:style-name="P5" text:outline-level="3"><text:span text:style-name="T66">W</text:span><text:span text:style-name="T67">hat I Didn’t use</text:span></text:h>
      <text:p text:style-name="P22"><text:span text:style-name="T9">The process of development went through many iterations. I tried many things, most of which were discarded. The code that I’m submitting represents the simplest and fastest version that achieves 85.</text:span></text:p>
      <text:p text:style-name="P15">- initially it seemed like SGD was going to give better performance with this architecture <text:span text:style-name="T25">but after tuning the learning rate and other hyperparameters, Adam became the best option</text:span></text:p>
      <text:p text:style-name="P27"><text:span text:style-name="T36">things that I expected to work, failed to deliver on promise.</text:span></text:p>
      <text:h text:style-name="Heading_20_1" text:outline-level="1">Architecture</text:h>
      <text:p text:style-name="P41"><text:span text:style-name="T76">For </text:span><text:span text:style-name="T2">Model 1</text:span><text:span text:style-name="T76">, </text:span><text:span text:style-name="T73">I started with a very simple </text:span><text:span text:style-name="T71">LSTM </text:span><text:span text:style-name="T73">model and minimal pre &amp; post processing. </text:span><text:span text:style-name="T71">Performance was</text:span><text:span text:style-name="T73"> poor to begin with but it quickly improved. I tried to continue to </text:span><text:span text:style-name="T74">iteratively improve </text:span><text:span text:style-name="T73">improve the model, and performance did improve, but </text:span><text:span text:style-name="T74">at a point </text:span><text:span text:style-name="T73">I </text:span><text:span text:style-name="T74">became</text:span><text:span text:style-name="T73"> convinced that the trade off </text:span><text:span text:style-name="T74">between computational cost and performance lift </text:span><text:span text:style-name="T73">was </text:span><text:span text:style-name="T74">not acceptable.</text:span></text:p>
      <text:p text:style-name="P41"><text:span text:style-name="T73">Diminishing marginal returns were definitely in effect. The model was took </text:span><text:span text:style-name="T74">too</text:span><text:span text:style-name="T73"> long to train, and the increase in train time was not commensurate with the improved performance. Obviously </text:span><text:span text:style-name="T71">my sensitivity to </text:span><text:span text:style-name="T73">this was exacerbated by the need to use CPU only.</text:span></text:p>
      <text:h text:style-name="Heading_20_1" text:outline-level="1">What I <text:span text:style-name="T78">did</text:span> use</text:h>
      <text:p text:style-name="P42">Final Configuration:</text:p>
      <text:list xml:id="list2695676198" text:style-name="L12">
        <text:list-item>
          <text:p text:style-name="P44"><text:span text:style-name="T79">Architecture</text:span>: Model 2 LSTM, <text:s/>discussed below</text:p>
        </text:list-item>
        <text:list-item>
          <text:p text:style-name="P44"><text:span text:style-name="T80">L</text:span>oss function: CrossEntropy</text:p>
        </text:list-item>
        <text:list-item>
          <text:p text:style-name="P44"><text:span text:style-name="T80">T</text:span>okenisation, preprocessing, post processing: minimal. <text:span text:style-name="T79">Further discussion below</text:span></text:p>
        </text:list-item>
        <text:list-item>
          <text:p text:style-name="P44"><text:span text:style-name="T80">A</text:span>ctivation function: <text:span text:style-name="T79">Leaky</text:span>ReLU</text:p>
        </text:list-item>
        <text:list-item>
          <text:p text:style-name="P44"><text:span text:style-name="T80">O</text:span>ptimizer: Adam</text:p>
        </text:list-item>
        <text:list-item>
          <text:p text:style-name="P44"><text:span text:style-name="T80">H</text:span>yperparameters:</text:p>
        </text:list-item>
      </text:list>
      <text:list xml:id="list2061189635" text:style-name="L11">
        <text:list-item>
          <text:p text:style-name="P43">learning rate: 0.001</text:p>
        </text:list-item>
        <text:list-item>
          <text:p text:style-name="P43">batch size: 128</text:p>
        </text:list-item>
        <text:list-item>
          <text:p text:style-name="P43">epochs: 20</text:p>
        </text:list-item>
        <text:list-item>
          <text:p text:style-name="P43">split: <text:span text:style-name="T80">0.8</text:span></text:p>
        </text:list-item>
        <text:list-item>
          <text:p text:style-name="P43">dropout: <text:span text:style-name="T80">0.3</text:span></text:p>
        </text:list-item>
        <text:list-item>
          <text:p text:style-name="P43">num_layers: </text:p>
        </text:list-item>
        <text:list-item>
          <text:p text:style-name="P43">Dimensions: <text:span text:style-name="T80">300</text:span></text:p>
        </text:list-item>
      </text:list>
      <text:h text:style-name="P8" text:outline-level="3"><text:soft-page-break/>Discussion of Key Aspects of Development</text:h>
      <text:h text:style-name="P6" text:outline-level="3">Model 2</text:h>
      <text:p text:style-name="P14"><text:span text:style-name="T6">After the frustration of Model 1, </text:span><text:span text:style-name="T5">I started with a clean file. I had learned some things that guided me, but I reset back to the original scaffold. The resulting </text:span><text:span text:style-name="T72">Model 2</text:span> <text:span text:style-name="T4">was much faster </text:span><text:span text:style-name="T5">and simpler, and performance was the same at approximately 85.</text:span></text:p>
      <text:p text:style-name="P19"><text:span text:style-name="T9">After </text:span><text:span text:style-name="T15">preprocessing and tokenisation of</text:span><text:span text:style-name="T9"> the training data</text:span><text:span text:style-name="T16">, </text:span><text:span text:style-name="T17">the data is passed</text:span><text:span text:style-name="T16"> to the </text:span><text:span text:style-name="T19">LSTM model.</text:span><text:span text:style-name="T16"> The input size of my LSTM is </text:span><text:span text:style-name="T20">300</text:span><text:span text:style-name="T16">, and hidden size is 300. I set the bidirectional parameter </text:span><text:span text:style-name="T19">=</text:span><text:span text:style-name="T16"> </text:span><text:span text:style-name="T8">False</text:span><text:span text:style-name="T16"> and number of layer </text:span><text:span text:style-name="T19">=</text:span><text:span text:style-name="T16"> 2 with dropout rate </text:span><text:span text:style-name="T19">=</text:span><text:span text:style-name="T16"> 0.3. </text:span><text:span text:style-name="T18">The decision about these parameters was a matter of trial and error</text:span></text:p>
      <text:p text:style-name="P27"><text:span text:style-name="T49">A</text:span><text:span text:style-name="T50">fter the LSTM </text:span><text:span text:style-name="T49">head</text:span><text:span text:style-name="T50">, </text:span><text:span text:style-name="T49">the data is passed to 2x2</text:span><text:span text:style-name="T50"> parallel Linear </text:span><text:span text:style-name="T51">layers</text:span><text:span text:style-name="T50">. The </text:span><text:span text:style-name="T49">first </text:span><text:span text:style-name="T50">two linear </text:span><text:span text:style-name="T51">layers</text:span><text:span text:style-name="T50"> both </text:span><text:span text:style-name="T49">have </text:span><text:span text:style-name="T50">300 input unit size, and 128 output unit size. </text:span><text:span text:style-name="T49">O</text:span><text:span text:style-name="T50">ne </text:span><text:span text:style-name="T49">channel </text:span><text:span text:style-name="T50">is for category, the other one is for rating. </text:span><text:span text:style-name="T49">E</text:span><text:span text:style-name="T50">ach </text:span><text:span text:style-name="T49">channel</text:span><text:span text:style-name="T50"> </text:span><text:span text:style-name="T49">then </text:span><text:span text:style-name="T50">pass</text:span><text:span text:style-name="T49">es</text:span><text:span text:style-name="T50"> to </text:span><text:span text:style-name="T49">the second linear layers which have input=128 and output=</text:span><text:span text:style-name="T50">2 size for rating, output</text:span><text:span text:style-name="T49">=5</text:span><text:span text:style-name="T50"> size for category. </text:span><text:span text:style-name="T52"><text:line-break/></text:span><text:span text:style-name="T60">T</text:span><text:span text:style-name="T59">okeniz</text:span><text:span text:style-name="T61">ation,</text:span><text:span text:style-name="T62"> Pre and Post Processing</text:span><text:span text:style-name="T59">:</text:span></text:p>
      <text:p text:style-name="P13"><text:span text:style-name="T37">Limited preprocessing </text:span><text:span text:style-name="T43">was used in this approach</text:span><text:span text:style-name="T37">. </text:span><text:span text:style-name="T43">I u</text:span><text:span text:style-name="T25">se</text:span><text:span text:style-name="T37">d</text:span><text:span text:style-name="T25"> re module to </text:span><text:span text:style-name="T40">do a little cleaning of</text:span><text:span text:style-name="T25"> words and other symbols. </text:span><text:span text:style-name="T39">E</text:span><text:span text:style-name="T25">ach review is tokenized into </text:span><text:span text:style-name="T39">numeric tokens which represent </text:span><text:span text:style-name="T25">separate words. </text:span><text:span text:style-name="T31">I must confess that I feel I don’t understand this well enough yet. </text:span></text:p>
      <text:p text:style-name="P13"><text:span text:style-name="T31">I understand that tokenization is the process of converting words into numeric tokens, </text:span><text:span text:style-name="T39">but the finer nuances of optimal tokenization elude me</text:span><text:span text:style-name="T31">. The process of tokenization is obviously important and an opportunity to improve performance, </text:span><text:span text:style-name="T39">u</text:span><text:span text:style-name="T31">nfortunately despite my best efforts I feel I don’t understand it well enough and didn’t use its full potential to improve performance. </text:span><text:span text:style-name="T38">My increasingly complex tokenizers either degraded performance or failed to give any uplift despite adding additional overhead. </text:span><text:span text:style-name="T39">I decided to strip back to the simplest possible approach that works.</text:span></text:p>
      <text:p text:style-name="P20"><text:span text:style-name="T11">I experimented with a range of pre and post processing: </text:span></text:p>
      <text:list xml:id="list2337491462" text:style-name="L8">
        <text:list-item>
          <text:p text:style-name="P24"><text:span text:style-name="T27">R</text:span><text:span text:style-name="T29">emov</text:span><text:span text:style-name="T27">ing</text:span><text:span text:style-name="T29"> illegal characters such as "\/*?:"&lt;&gt;|" from the reviews as these have no</text:span><text:span text:style-name="T55"><text:line-break/></text:span><text:span text:style-name="T29">effect on the rating or business category. <text:s/></text:span></text:p>
        </text:list-item>
        <text:list-item>
          <text:p text:style-name="P24"><text:span text:style-name="T27">R</text:span><text:span text:style-name="T29">emov</text:span><text:span text:style-name="T27">ing</text:span><text:span text:style-name="T29"> of numbers and punctuation such as 'the', 'and', 'an' etc using standard python libraries. </text:span></text:p>
        </text:list-item>
        <text:list-item>
          <text:p text:style-name="P24"><text:span text:style-name="T30">I</text:span><text:span text:style-name="T29"> changed the word vector dimension from default 50 to 300 which </text:span><text:span text:style-name="T30">I</text:span><text:span text:style-name="T29"> found to be more efficient.</text:span></text:p>
        </text:list-item>
        <text:list-item>
          <text:p text:style-name="P24"><text:span text:style-name="T56">I</text:span><text:span text:style-name="T29"> made a new function 'clean' which only keeps ascii characters. </text:span><text:span text:style-name="T30">E</text:span><text:span text:style-name="T29">verything else is discarded. </text:span></text:p>
        </text:list-item>
        <text:list-item>
          <text:p text:style-name="P24"><text:span text:style-name="T26">I</text:span><text:span text:style-name="T29"> tried limiting the number of letters in a word, eg only keep words more than a length of two which would mean discarding words like 'i', 'me', 'it', 'we' etc. </text:span></text:p>
        </text:list-item>
        <text:list-item>
          <text:p text:style-name="P24"><text:span text:style-name="T29">All text is converted to lowercase.</text:span></text:p>
        </text:list-item>
      </text:list>
      <text:h text:style-name="P7" text:outline-level="3">Concerns:</text:h>
      <text:p text:style-name="P12"><text:span text:style-name="T27">I have quite mixed feelings about </text:span><text:span text:style-name="T31">my preprocessing approaches. It</text:span><text:span text:style-name="T27"> feels like </text:span><text:span text:style-name="T31">a</text:span><text:span text:style-name="T27"> coarse treatment of </text:span><text:span text:style-name="T31">the</text:span><text:span text:style-name="T27"> text </text:span><text:span text:style-name="T31">that will </text:span><text:span text:style-name="T23">ultimately reduce information</text:span><text:span text:style-name="T27">. There are definitely </text:span><text:span text:style-name="T39">instances</text:span><text:span text:style-name="T27"> where punctuation </text:span><text:soft-page-break/><text:span text:style-name="T27">and capitalisation is incorrect. However, there are many </text:span><text:span text:style-name="T39">more</text:span><text:span text:style-name="T27"> cases where </text:span><text:span text:style-name="T39">punctuation and capitalisation</text:span><text:span text:style-name="T27"> contribute to meaning. </text:span><text:span text:style-name="T31">Using</text:span><text:span text:style-name="T27"> a broad-brush </text:span><text:span text:style-name="T31">policy</text:span><text:span text:style-name="T27"> of removing all punctuation and converting everything to lower case seems overly coarse. </text:span></text:p>
      <text:p text:style-name="P12"><text:span text:style-name="T27">A more nuanced approach would be better, but I don’t know how to do this </text:span><text:span text:style-name="T39">successfully yet</text:span><text:span text:style-name="T27">. </text:span><text:span text:style-name="T31">Interestingly it </text:span><text:span text:style-name="T39">didn’t stop me from achieving 85.</text:span><text:span text:style-name="T31"> An optimised simple model with minimal preprocessing trained 50% faster and achieved approximately 0.85. A more complex model with significantly more preprocessing achieved about 0.86 with substantial additional overhead. I decided to submit the simpler version as I think “keep it simple” is a good rule to live by.</text:span></text:p>
      <text:p text:style-name="P28"><text:span text:style-name="T38">In the end, I used the minimal possible amout of takenisation and preprocessing. </text:span><text:span text:style-name="T31">I felt very frustrated about this. </text:span><text:span text:style-name="T39">I think that if I could make this work, I would lift performan</text:span><text:span text:style-name="T42">c</text:span><text:span text:style-name="T39">e to &gt;90</text:span></text:p>
      <text:p text:style-name="P28"><text:span text:style-name="T59">convertNetOutput</text:span><text:span text:style-name="T54"><text:line-break/></text:span><text:span text:style-name="T21">convertNetOutput</text:span><text:span text:style-name="T25"> is used to </text:span><text:span text:style-name="T26">coerce</text:span><text:span text:style-name="T25"> both the rating and business category to long </text:span><text:span text:style-name="T26">tensors </text:span><text:span text:style-name="T25">in cases when the network outputs a result </text:span><text:span text:style-name="T26">that doesn’t match this requirement</text:span><text:span text:style-name="T25">. </text:span><text:span text:style-name="T31">I don’t believe that my code required this throughout the development process. Its not needed by the model I’m submitting and I was tempted to delete this funciton. I left it for completeness.</text:span></text:p>
      <text:h text:style-name="P2" text:outline-level="3"><text:span text:style-name="T53">Loss Function </text:span><text:span text:style-name="T52"><text:line-break/></text:span><text:span text:style-name="T10">I</text:span><text:span text:style-name="T9"> used CrossEntropyLoss which </text:span><text:span text:style-name="T12">I</text:span><text:span text:style-name="T9"> found to be much </text:span><text:span text:style-name="T12">best</text:span><text:span text:style-name="T9"> for predicting rating, </text:span><text:span text:style-name="T12">Cross Entropy loss seems to be quite common,</text:span><text:span text:style-name="T9"> </text:span><text:span text:style-name="T12">perhaps even</text:span><text:span text:style-name="T10"> the standard</text:span><text:span text:style-name="T9">. </text:span><text:span text:style-name="T12">I saw many kaggle notebooks and blogs using CrossEntropyLoss. For the sake of completeness, </text:span><text:span text:style-name="T10">I tried</text:span><text:span text:style-name="T9"> BCELoss or BCEWithLogitsLoss </text:span><text:span text:style-name="T13">however they didn’t work as well, which is not surprising as B stands for binary and this is a multiclass problem.</text:span></text:h>
      <text:p text:style-name="P17"><text:span text:style-name="T9">CrossEntropyLoss </text:span><text:span text:style-name="T13">seems to make sense, </text:span><text:span text:style-name="T14">and it works well. </text:span><text:span text:style-name="T13">I understand that its a loss function for multiclass classification, in which the ground truth labels are integers. This is the case in this instance, </text:span><text:span text:style-name="T14">so I guess its not surprising that Cross Entropy works.</text:span><text:span text:style-name="T13">.</text:span></text:p>
      <text:p text:style-name="P33">Activation Function:</text:p>
      <text:p text:style-name="P29"><text:span text:style-name="T45">I experimented with ReLU, TanH, LeakyReLu, and Sigmoid, Softmax. </text:span></text:p>
      <text:list xml:id="list1385367133" text:style-name="L10">
        <text:list-item>
          <text:p text:style-name="P37"><text:span text:style-name="T45">S</text:span><text:span text:style-name="T47">igmoid worked badly, as did Softmax</text:span></text:p>
        </text:list-item>
        <text:list-item>
          <text:p text:style-name="P30"><text:span text:style-name="T46">TanH </text:span><text:span text:style-name="T48">and ReLU </text:span><text:span text:style-name="T46">worked OK, </text:span></text:p>
        </text:list-item>
        <text:list-item>
          <text:p text:style-name="P31"><text:span text:style-name="T48">Leaky</text:span><text:span text:style-name="T46">ReLU was the best</text:span></text:p>
        </text:list-item>
        <text:list-item>
          <text:p text:style-name="P31"><text:span text:style-name="T46"/></text:p>
        </text:list-item>
      </text:list>
      <text:p text:style-name="P32"><text:span text:style-name="T57">Optimizers</text:span></text:p>
      <text:p text:style-name="P32"><text:span text:style-name="T32">I</text:span><text:span text:style-name="T25"> tried </text:span><text:span text:style-name="T32">3</text:span><text:span text:style-name="T25"> optimizers: Adam, SGD, </text:span><text:span text:style-name="T32">and </text:span><text:span text:style-name="T25">AdamW. </text:span><text:span text:style-name="T32">I didn’t have enough training time to test more, along with the other parameters in the experiment space. It was interesting that SGD worked best for me early in the development process, in terms of getting a functioning model. However as the model developed, SGD became less performant and I needed </text:span><text:span text:style-name="T36">to shift to</text:span><text:span text:style-name="T32"> Adam and AdamW. </text:span></text:p>
      <text:h text:style-name="P3" text:outline-level="3"><text:soft-page-break/><text:span text:style-name="T32">Based on my experiments, AdamW </text:span><text:span text:style-name="T41">gives no additional</text:span><text:span text:style-name="T32"> improvement in performance over Adam, however </text:span><text:span text:style-name="T36">such a small</text:span><text:span text:style-name="T32"> result is likely biased by small sample size. I had limited capacity to test a given configuration. A sample of 3 training runs each was the limit of my sample size for each configuration. This is not statistically sufficient</text:span><text:span text:style-name="T25">. </text:span><text:span text:style-name="T41">I settled on Adam. </text:span><text:span text:style-name="T43">I think there is more to understand than I currently do.</text:span></text:h>
      <text:h text:style-name="Heading_20_3" text:outline-level="3">Dimensions</text:h>
      <text:p text:style-name="P11"><text:span text:style-name="T25">For the glove vectors </text:span><text:span text:style-name="T41">I</text:span><text:span text:style-name="T25"> experimented with dimension</text:span><text:span text:style-name="T32">s</text:span><text:span text:style-name="T25"> </text:span><text:span text:style-name="T32">= 50 - 300</text:span><text:span text:style-name="T25">. The difference between 100, 200 and 300 was marginal, but </text:span><text:span text:style-name="T32">at</text:span><text:span text:style-name="T25"> dimensions</text:span><text:span text:style-name="T32">=</text:span><text:span text:style-name="T25">50, the result was quite poor. </text:span><text:span text:style-name="T32">I decided to set</text:span><text:span text:style-name="T25"> dimensions </text:span><text:span text:style-name="T32">at</text:span><text:span text:style-name="T25"> </text:span><text:span text:style-name="T34">300</text:span><text:span text:style-name="T25">. </text:span></text:p>
      <text:h text:style-name="P4" text:outline-level="3"><text:span text:style-name="T64">E</text:span><text:span text:style-name="T65">pochs</text:span></text:h>
      <text:p text:style-name="P25"><text:span text:style-name="T32">I tried different ranges of epochs, from 5 - 20. 5 epochs would </text:span><text:span text:style-name="T7">usually</text:span><text:span text:style-name="T32"> give good results, but it waas sufficiently inconsistent that I felt uncomfortable. I found no additional value in training for 20 epochs. </text:span><text:span text:style-name="T44">In fact, I observed that the loss continued to go down while the CV got worse at a certain point. I interpret this to be overfitting.</text:span><text:span text:style-name="T32"> I settle</text:span><text:span text:style-name="T44">d</text:span><text:span text:style-name="T32"> on </text:span><text:span text:style-name="T24">10</text:span><text:span text:style-name="T32"> epochs </text:span><text:span text:style-name="T43">for the majority of testing and </text:span><text:span text:style-name="T44">recorded my best result (85.8) at this number of epochs</text:span></text:p>
      <text:h text:style-name="Heading_20_3" text:outline-level="3">batchsize</text:h>
      <text:p text:style-name="P11"><text:span text:style-name="T33">I experimented with </text:span><text:span text:style-name="T21">batchsize</text:span><text:span text:style-name="T25"> </text:span><text:span text:style-name="T32">from 32 -</text:span><text:span text:style-name="T25"> 128. </text:span><text:span text:style-name="T32">In theory a larger batch size should improve model performance, as the training is less likely to get stuck on local minima, however I didn’t find any particular improvement. I settled on </text:span><text:span text:style-name="T35">128</text:span><text:span text:style-name="T32">.</text:span></text:p>
      <text:h text:style-name="P4" text:outline-level="3"><text:span text:style-name="T64">O</text:span><text:span text:style-name="T65">ther</text:span></text:h>
      <text:p text:style-name="P10"><text:span text:style-name="T36">I</text:span><text:span text:style-name="T25"> tried </text:span><text:span text:style-name="T44">spacy, </text:span><text:span text:style-name="T25">nltk porter stemmer, snowball stemmer, lemmatization </text:span><text:span text:style-name="T43">and many other tools, </text:span><text:span text:style-name="T25">but </text:span><text:span text:style-name="T32">I was unable to use </text:span><text:span text:style-name="T44">any of </text:span><text:span text:style-name="T32">these tools to any </text:span><text:span text:style-name="T43">meaningful </text:span><text:span text:style-name="T32">effect, which was </text:span><text:span text:style-name="T44">very </text:span><text:span text:style-name="T32">disappointing</text:span><text:span text:style-name="T25">. </text:span><text:span text:style-name="T32">I tried</text:span><text:span text:style-name="T25"> batch normalization but </text:span><text:span text:style-name="T32">the best </text:span><text:span text:style-name="T25"><text:s/>performance </text:span><text:span text:style-name="T32">was still only</text:span><text:span text:style-name="T25"> 8</text:span><text:span text:style-name="T40">5</text:span><text:span text:style-name="T25">%.</text:span></text:p>
      <text:p text:style-name="P34">Conclusions</text:p>
      <text:p text:style-name="P36">Deep learning is obviously a really powerful tool for processing analysing and understanding unstructured data. <text:span text:style-name="T77">For me the most exciting part is the potential to </text:span><text:s/>I am really excited and enthusiastic about Deep Learning but I also recognise that building a good solution, (&gt;90) to a problem from the ground up is non-trivial and I still have a lot to learn. <text:span text:style-name="T77">Deep Learning</text:span> is very complicated and computationally quite expensive. <text:span text:style-name="T77">It should only be used where appropriate, and all efforts should be made to ensure that a solution is as simple as possible to achieve the desired outcome</text:span></text:p>
      <text:p text:style-name="P35">While I have a working model, and the score of 85 is OK, I can’t help but feel that my model not nearly as good as it should be, and I have to learn much more to be able to use this effectively to solve real world problems. I’m a little sad and frustrated. I’m tempted to blame the lack of GPU support slowing down my iteration, but if I’m honest the root of my unease is a sense of dissatisfaction with my current competence.</text:p>
      <text:p text:style-name="P39">In summary, I feel as Socrates must once have felt: “<text:span text:style-name="T68">the more I learn, the more I realise I know nothing”</text:span>. Deep Learning is amazing, <text:span text:style-name="T81">I love learning about it, </text:span>and I can’t wait to learn more. <text:soft-page-break/><text:span text:style-name="T81">However</text:span> but after this project I feel my understanding is insufficient to be useful in a commercial environment unless closely supervis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7T18:28:07.252288888</meta:creation-date>
    <dc:date>2022-10-19T20:45:47.713309585</dc:date>
    <meta:editing-duration>PT12M15S</meta:editing-duration>
    <meta:editing-cycles>6</meta:editing-cycles>
    <meta:generator>LibreOffice/7.3.6.2$Linux_X86_64 LibreOffice_project/30$Build-2</meta:generator>
    <meta:document-statistic meta:table-count="0" meta:image-count="0" meta:object-count="0" meta:page-count="6" meta:paragraph-count="82" meta:word-count="2025" meta:character-count="11875" meta:non-whitespace-character-count="9944"/>
  </office:meta>
</office:document-meta>
</file>